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914" officeooo:paragraph-rsid="00060914"/>
    </style:style>
    <style:style style:name="P2" style:family="paragraph" style:parent-style-name="Standard">
      <style:text-properties officeooo:rsid="00060914" officeooo:paragraph-rsid="000764b1"/>
    </style:style>
    <style:style style:name="P3" style:family="paragraph" style:parent-style-name="Standard">
      <style:text-properties officeooo:rsid="0006cd73" officeooo:paragraph-rsid="0006cd7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6cd73"/>
    </style:style>
    <style:style style:name="T4" style:family="text">
      <style:text-properties officeooo:rsid="0006cd73"/>
    </style:style>
    <style:style style:name="T5" style:family="text">
      <style:text-properties officeooo:rsid="000764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ER – Lógico Relacional</text:p>
      <text:p text:style-name="P1"/>
      <text:p text:style-name="P1">Usuário (<text:span text:style-name="T1">login</text:span>, nome, senha)</text:p>
      <text:p text:style-name="P1">Seguidores (<text:span text:style-name="T1">codSeguidores, </text:span><text:span text:style-name="T2"><text:s/>nome)</text:span></text:p>
      <text:p text:style-name="P1"><text:span text:style-name="T3">C</text:span><text:span text:style-name="T2">omentários (</text:span><text:span text:style-name="T1">codComentario</text:span><text:span text:style-name="T2">, marcações, hashtags, perfis)</text:span></text:p>
      <text:p text:style-name="P1"><text:span text:style-name="T3">P</text:span><text:span text:style-name="T2">ublicação (</text:span><text:span text:style-name="T1">id</text:span><text:span text:style-name="T2">, foto, video)</text:span></text:p>
      <text:p text:style-name="P1"><text:span text:style-name="T4">H</text:span>istoriy (<text:span text:style-name="T4">foto, video)</text:span></text:p>
      <text:p text:style-name="P3">Timeline (foto, video<text:span text:style-name="T5">, marcações</text:span>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1:14:22.283350179</meta:creation-date>
    <dc:date>2018-04-17T22:04:08.821284927</dc:date>
    <meta:editing-duration>PT3M20S</meta:editing-duration>
    <meta:editing-cycles>1</meta:editing-cycles>
    <meta:document-statistic meta:table-count="0" meta:image-count="0" meta:object-count="0" meta:page-count="1" meta:paragraph-count="7" meta:word-count="26" meta:character-count="222" meta:non-whitespace-character-count="201"/>
    <meta:generator>LibreOffice/5.1.6.2$Linux_X86_64 LibreOffice_project/10m0$Build-2</meta:generator>
  </office:meta>
</office:document-meta>
</file>